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55000042BF0000175F50A8C80F.wmf" manifest:media-type=""/>
  <manifest:file-entry manifest:full-path="Pictures/2000009200000BE100000BA69AC078B2.wmf" manifest:media-type=""/>
  <manifest:file-entry manifest:full-path="Pictures/100000000000002D00000078B71AEC1C.png" manifest:media-type="image/png"/>
  <manifest:file-entry manifest:full-path="Pictures/10000000000000BE0000002E798866A9.png" manifest:media-type="image/png"/>
  <manifest:file-entry manifest:full-path="Pictures/10000000000000F900000054FB70E5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3" style:family="table">
      <style:table-properties style:width="15.998cm" table:align="margins" fo:keep-with-next="always" style:writing-mode="lr-tb"/>
    </style:style>
    <style:style style:name="Tableau3.A" style:family="table-column">
      <style:table-column-properties style:column-width="7.999cm" style:rel-column-width="32767*"/>
    </style:style>
    <style:style style:name="Tableau3.B" style:family="table-column">
      <style:table-column-properties style:column-width="7.999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7.351cm" fo:margin-left="-0.635cm" table:align="left" style:writing-mode="lr-tb"/>
    </style:style>
    <style:style style:name="Tableau1.A" style:family="table-column">
      <style:table-column-properties style:column-width="0.953cm"/>
    </style:style>
    <style:style style:name="Tableau1.B" style:family="table-column">
      <style:table-column-properties style:column-width="16.399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Tableau2" style:family="table">
      <style:table-properties style:width="17.351cm" fo:margin-left="-0.635cm" table:align="left" style:writing-mode="lr-tb"/>
    </style:style>
    <style:style style:name="Tableau2.A" style:family="table-column">
      <style:table-column-properties style:column-width="0.933cm"/>
    </style:style>
    <style:style style:name="Tableau2.B" style:family="table-column">
      <style:table-column-properties style:column-width="16.418cm"/>
    </style:style>
    <style:style style:name="Tableau2.1" style:family="table-row">
      <style:table-row-properties style:min-row-height="1.961cm" fo:keep-together="always"/>
    </style:style>
    <style:style style:name="Tableau2.A1" style:family="table-cell">
      <style:table-cell-properties style:vertical-align="middle" fo:padding-left="0.191cm" fo:padding-right="0.191cm" fo:padding-top="0cm" fo:padding-bottom="0cm" fo:border="none" style:writing-mode="lr-tb"/>
    </style:style>
    <style:style style:name="Tableau2.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Standard">
      <style:text-properties fo:language="zxx" fo:country="none" style:language-asian="zxx" style:country-asian="none"/>
    </style:style>
    <style:style style:name="P3" style:family="paragraph" style:parent-style-name="Standard">
      <style:text-properties fo:language="zxx" fo:country="none" style:language-asian="zxx" style:country-asian="none" style:text-scale="100%"/>
    </style:style>
    <style:style style:name="P4" style:family="paragraph" style:parent-style-name="Standard">
      <style:text-properties officeooo:paragraph-rsid="000485ac"/>
    </style:style>
    <style:style style:name="P5" style:family="paragraph" style:parent-style-name="Standard">
      <style:text-properties officeooo:paragraph-rsid="0005da76"/>
    </style:style>
    <style:style style:name="P6" style:family="paragraph" style:parent-style-name="Standard">
      <style:text-properties officeooo:rsid="000737ae" officeooo:paragraph-rsid="000737ae"/>
    </style:style>
    <style:style style:name="P7" style:family="paragraph" style:parent-style-name="Standard">
      <style:text-properties officeooo:rsid="0008c3ef" officeooo:paragraph-rsid="0008c3ef"/>
    </style:style>
    <style:style style:name="P8" style:family="paragraph" style:parent-style-name="Standard">
      <style:text-properties officeooo:paragraph-rsid="000a78c4"/>
    </style:style>
    <style:style style:name="P9" style:family="paragraph" style:parent-style-name="Standard">
      <style:text-properties officeooo:rsid="000b2b1b" officeooo:paragraph-rsid="000b2b1b"/>
    </style:style>
    <style:style style:name="P10" style:family="paragraph" style:parent-style-name="Standard">
      <style:text-properties officeooo:paragraph-rsid="00131870"/>
    </style:style>
    <style:style style:name="P11" style:family="paragraph" style:parent-style-name="Standard">
      <style:text-properties officeooo:rsid="0014f93a" officeooo:paragraph-rsid="0014f93a"/>
    </style:style>
    <style:style style:name="P12" style:family="paragraph" style:parent-style-name="Standard">
      <style:text-properties officeooo:rsid="00077fdd" officeooo:paragraph-rsid="00077fdd"/>
    </style:style>
    <style:style style:name="P13" style:family="paragraph" style:parent-style-name="Standard">
      <style:text-properties officeooo:rsid="00131870" officeooo:paragraph-rsid="00131870"/>
    </style:style>
    <style:style style:name="P14" style:family="paragraph" style:parent-style-name="Standard">
      <style:text-properties officeooo:rsid="00173992" officeooo:paragraph-rsid="00173992"/>
    </style:style>
    <style:style style:name="P15" style:family="paragraph" style:parent-style-name="Standard">
      <style:text-properties officeooo:rsid="0005da76" officeooo:paragraph-rsid="000a78c4"/>
    </style:style>
    <style:style style:name="P16" style:family="paragraph" style:parent-style-name="Standard">
      <style:text-properties officeooo:rsid="0023598c" officeooo:paragraph-rsid="0023598c"/>
    </style:style>
    <style:style style:name="P17" style:family="paragraph" style:parent-style-name="Standard">
      <style:text-properties officeooo:rsid="00241b84" officeooo:paragraph-rsid="00241b84"/>
    </style:style>
    <style:style style:name="P18" style:family="paragraph" style:parent-style-name="Standard">
      <style:text-properties officeooo:rsid="0024de93" officeooo:paragraph-rsid="0024de93"/>
    </style:style>
    <style:style style:name="P19" style:family="paragraph" style:parent-style-name="Standard">
      <style:text-properties officeooo:paragraph-rsid="00217ae0"/>
    </style:style>
    <style:style style:name="P20" style:family="paragraph" style:parent-style-name="Standard">
      <style:paragraph-properties fo:break-before="page"/>
    </style:style>
    <style:style style:name="P21" style:family="paragraph" style:parent-style-name="Cadre_5f_Gauche">
      <style:paragraph-properties fo:break-before="page"/>
      <style:text-properties fo:language="zxx" fo:country="none" style:language-asian="zxx" style:country-asian="none" style:text-scale="100%"/>
    </style:style>
    <style:style style:name="P22" style:family="paragraph" style:parent-style-name="Table_20_index_20_heading">
      <style:paragraph-properties fo:break-before="page"/>
    </style:style>
    <style:style style:name="P23" style:family="paragraph" style:parent-style-name="Illustration_20_Index_20_Heading">
      <style:paragraph-properties fo:break-before="page"/>
    </style:style>
    <style:style style:name="P24" style:family="paragraph" style:parent-style-name="Encadré_5f_Normal">
      <style:paragraph-properties style:snap-to-layout-grid="false"/>
    </style:style>
    <style:style style:name="P25" style:family="paragraph" style:parent-style-name="Encadré_5f_TitreCoté">
      <style:paragraph-properties style:snap-to-layout-grid="false"/>
      <style:text-properties fo:font-size="10pt" style:font-size-asian="10pt" style:text-rotation-angle="90" style:text-rotation-scale="line-height"/>
    </style:style>
    <style:style style:name="P26" style:family="paragraph" style:parent-style-name="Droite">
      <style:text-properties fo:font-weight="bold" style:font-weight-asian="bold" style:font-weight-complex="bold"/>
    </style:style>
    <style:style style:name="P27" style:family="paragraph" style:parent-style-name="Cadre_5f_Gauche">
      <style:text-properties fo:language="zxx" fo:country="none" style:language-asian="zxx" style:country-asian="none" style:text-scale="100%"/>
    </style:style>
    <style:style style:name="P28" style:family="paragraph" style:parent-style-name="Illustration_20_Index_20_1">
      <style:paragraph-properties>
        <style:tab-stops>
          <style:tab-stop style:position="15.998cm" style:type="right" style:leader-style="dotted" style:leader-text="."/>
        </style:tab-stops>
      </style:paragraph-properties>
    </style:style>
    <style:style style:name="P29" style:family="paragraph" style:parent-style-name="Table_20_index_20_1">
      <style:paragraph-properties>
        <style:tab-stops>
          <style:tab-stop style:position="15.998cm" style:type="right" style:leader-style="dotted" style:leader-text="."/>
        </style:tab-stops>
      </style:paragraph-properties>
    </style:style>
    <style:style style:name="P30" style:family="paragraph" style:parent-style-name="Contents_20_4">
      <style:paragraph-properties>
        <style:tab-stops>
          <style:tab-stop style:position="1.499cm"/>
          <style:tab-stop style:position="15.998cm" style:type="right" style:leader-style="dotted" style:leader-text="."/>
        </style:tab-stops>
      </style:paragraph-properties>
    </style:style>
    <style:style style:name="P31" style:family="paragraph" style:parent-style-name="Contents_20_4">
      <style:paragraph-properties>
        <style:tab-stops>
          <style:tab-stop style:position="1.499cm"/>
        </style:tab-stops>
      </style:paragraph-properties>
    </style:style>
    <style:style style:name="P32"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33" style:family="paragraph" style:parent-style-name="Contents_20_2">
      <style:paragraph-properties>
        <style:tab-stops>
          <style:tab-stop style:position="0.499cm"/>
        </style:tab-stops>
      </style:paragraph-properties>
    </style:style>
    <style:style style:name="P34" style:family="paragraph" style:parent-style-name="Contents_20_7">
      <style:paragraph-properties>
        <style:tab-stops>
          <style:tab-stop style:position="15.998cm" style:type="right" style:leader-style="dotted" style:leader-text="."/>
        </style:tab-stops>
      </style:paragraph-properties>
    </style:style>
    <style:style style:name="P35" style:family="paragraph" style:parent-style-name="Contents_20_6">
      <style:paragraph-properties>
        <style:tab-stops>
          <style:tab-stop style:position="15.998cm" style:type="right" style:leader-style="dotted" style:leader-text="."/>
        </style:tab-stops>
      </style:paragraph-properties>
    </style:style>
    <style:style style:name="P36"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37" style:family="paragraph" style:parent-style-name="Contents_20_3">
      <style:paragraph-properties>
        <style:tab-stops>
          <style:tab-stop style:position="1cm"/>
        </style:tab-stops>
      </style:paragraph-properties>
    </style:style>
    <style:style style:name="P38" style:family="paragraph" style:parent-style-name="Contents_20_5">
      <style:paragraph-properties>
        <style:tab-stops>
          <style:tab-stop style:position="15.998cm" style:type="right" style:leader-style="dotted" style:leader-text="."/>
        </style:tab-stops>
      </style:paragraph-properties>
    </style:style>
    <style:style style:name="P39" style:family="paragraph" style:parent-style-name="Contents_20_1">
      <style:paragraph-properties>
        <style:tab-stops>
          <style:tab-stop style:position="15.998cm" style:type="right" style:leader-style="dotted" style:leader-text="."/>
        </style:tab-stops>
      </style:paragraph-properties>
    </style:style>
    <style:style style:name="P40" style:family="paragraph" style:parent-style-name="Contents_20_1">
      <style:paragraph-properties>
        <style:tab-stops/>
      </style:paragraph-properties>
    </style:style>
    <style:style style:name="P41" style:family="paragraph" style:parent-style-name="PageGarde_5f_TitreDuMémoire">
      <style:text-properties fo:font-size="28pt" officeooo:rsid="0001c6dd" officeooo:paragraph-rsid="0001c6dd" style:font-size-asian="28pt" style:font-size-complex="28pt" style:text-scale="100%"/>
    </style:style>
    <style:style style:name="P42" style:family="paragraph" style:parent-style-name="PageGarde_5f_NomPrénom">
      <style:text-properties officeooo:rsid="0001c6dd" officeooo:paragraph-rsid="0001c6dd"/>
    </style:style>
    <style:style style:name="P43" style:family="paragraph" style:parent-style-name="PageGarde_5f_MentionDeDiplome">
      <style:text-properties officeooo:rsid="0001c6dd" officeooo:paragraph-rsid="0001c6dd"/>
    </style:style>
    <style:style style:name="P44" style:family="paragraph" style:parent-style-name="Standard" style:master-page-name="Page_5f_Garde">
      <style:paragraph-properties style:page-number="auto"/>
      <style:text-properties fo:language="zxx" fo:country="none" style:language-asian="zxx" style:country-asian="none"/>
    </style:style>
    <style:style style:name="P45" style:family="paragraph" style:parent-style-name="Standard">
      <style:text-properties officeooo:paragraph-rsid="00294caf"/>
    </style:style>
    <style:style style:name="P46" style:family="paragraph" style:parent-style-name="_5f_ua_5f_Titre_20_4">
      <style:text-properties officeooo:rsid="000485ac" officeooo:paragraph-rsid="000485ac"/>
    </style:style>
    <style:style style:name="P47" style:family="paragraph" style:parent-style-name="_5f_ua_5f_Titre_20_4">
      <style:text-properties officeooo:rsid="00119b0a" officeooo:paragraph-rsid="00131870"/>
    </style:style>
    <style:style style:name="P48" style:family="paragraph" style:parent-style-name="_5f_ua_5f_Titre_20_4">
      <style:text-properties officeooo:rsid="000472d5" officeooo:paragraph-rsid="0019c992"/>
    </style:style>
    <style:style style:name="P49" style:family="paragraph" style:parent-style-name="_5f_ua_5f_Titre_20_4">
      <style:text-properties officeooo:rsid="00217ae0" officeooo:paragraph-rsid="00217ae0"/>
    </style:style>
    <style:style style:name="P50" style:family="paragraph" style:parent-style-name="_5f_ua_5f_Titre_20_4">
      <style:text-properties officeooo:rsid="0005da76" officeooo:paragraph-rsid="0005da76"/>
    </style:style>
    <style:style style:name="P51" style:family="paragraph" style:parent-style-name="_5f_ua_5f_Titre_20_1">
      <style:paragraph-properties fo:break-before="page"/>
    </style:style>
    <style:style style:name="P52" style:family="paragraph" style:parent-style-name="_5f_ua_5f_Titre_20_1">
      <style:paragraph-properties fo:break-before="page"/>
      <style:text-properties officeooo:rsid="000357d4" officeooo:paragraph-rsid="000357d4"/>
    </style:style>
    <style:style style:name="P53" style:family="paragraph" style:parent-style-name="_5f_ua_5f_Titre_20_2">
      <style:text-properties officeooo:rsid="0005da76" officeooo:paragraph-rsid="0005da76"/>
    </style:style>
    <style:style style:name="P54" style:family="paragraph" style:parent-style-name="_5f_ua_5f_Titre_20_2">
      <style:paragraph-properties fo:break-before="page"/>
    </style:style>
    <style:style style:name="P55" style:family="paragraph" style:parent-style-name="_5f_ua_5f_Titre_20_2">
      <style:paragraph-properties fo:break-before="page"/>
      <style:text-properties officeooo:rsid="000485ac" officeooo:paragraph-rsid="000485ac"/>
    </style:style>
    <style:style style:name="P56" style:family="paragraph" style:parent-style-name="_5f_ua_5f_Titre_20_3">
      <style:text-properties officeooo:rsid="000472d5" officeooo:paragraph-rsid="000472d5"/>
    </style:style>
    <style:style style:name="P57" style:family="paragraph" style:parent-style-name="_5f_ua_5f_Titre_20_3">
      <style:text-properties officeooo:rsid="000485ac" officeooo:paragraph-rsid="000485ac"/>
    </style:style>
    <style:style style:name="P58" style:family="paragraph" style:parent-style-name="_5f_ua_5f_Titre_20_3">
      <style:text-properties officeooo:rsid="0005da76" officeooo:paragraph-rsid="0005da76"/>
    </style:style>
    <style:style style:name="P59" style:family="paragraph" style:parent-style-name="_5f_ua_5f_Titre_20_5">
      <style:text-properties officeooo:rsid="0005da76" officeooo:paragraph-rsid="0005da76"/>
    </style:style>
    <style:style style:name="P60" style:family="paragraph" style:parent-style-name="Cadre_5f_Gauche" style:master-page-name="_34_e_5f_Couverture">
      <style:paragraph-properties style:page-number="1"/>
    </style:style>
    <style:style style:name="P61" style:family="paragraph" style:parent-style-name="Contents_20_Heading" style:master-page-name="Standard">
      <style:paragraph-properties style:page-number="3"/>
    </style:style>
    <style:style style:name="P62" style:family="paragraph">
      <style:paragraph-properties fo:line-height="100%" fo:text-align="start" style:writing-mode="lr-tb"/>
    </style:style>
    <style:style style:name="P63" style:family="paragraph">
      <style:paragraph-properties fo:margin-left="0.4cm" fo:margin-right="0cm" fo:margin-top="0cm" fo:margin-bottom="0.423cm" fo:line-height="100%" fo:text-align="justify" fo:text-indent="-0.384cm" style:writing-mode="lr-tb">
        <style:tab-stops/>
      </style:paragraph-properties>
    </style:style>
    <style:style style:name="P64" style:family="paragraph">
      <style:paragraph-properties fo:margin-left="-0.466cm" fo:margin-right="0.199cm" fo:line-height="100%" fo:text-align="justify" fo:text-indent="0cm" style:writing-mode="lr-tb"/>
    </style:style>
    <style:style style:name="P65" style:family="paragraph">
      <style:paragraph-properties fo:margin-left="-0.466cm" fo:margin-right="0.199cm" fo:line-height="100%" fo:text-align="justify" fo:text-indent="0cm" style:writing-mode="lr-tb"/>
      <style:text-properties fo:font-size="12pt" style:font-size-asian="12pt" style:font-size-complex="12pt"/>
    </style:style>
    <style:style style:name="P66" style:family="paragraph">
      <style:paragraph-properties fo:line-height="100%" fo:text-align="justify" style:writing-mode="lr-tb"/>
    </style:style>
    <style:style style:name="P67" style:family="paragraph">
      <style:paragraph-properties fo:margin-left="-0.466cm" fo:margin-right="0cm" fo:line-height="100%" fo:text-align="justify" fo:text-indent="0cm" style:writing-mode="lr-tb"/>
    </style:style>
    <style:style style:name="P68" style:family="paragraph">
      <style:paragraph-properties fo:margin-left="0.199cm" fo:margin-right="0.199cm" fo:line-height="100%" fo:text-align="end" fo:text-indent="0cm" style:writing-mode="lr-tb"/>
    </style:style>
    <style:style style:name="P69"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70" style:family="paragraph">
      <style:paragraph-properties fo:text-align="center" style:writing-mode="lr-tb"/>
    </style:style>
    <style:style style:name="P71" style:family="paragraph">
      <style:paragraph-properties style:writing-mode="lr-tb"/>
    </style:style>
    <style:style style:name="P72" style:family="paragraph">
      <style:paragraph-properties fo:line-height="100%" fo:text-align="end" style:writing-mode="lr-tb"/>
    </style:style>
    <style:style style:name="P73" style:family="paragraph">
      <style:paragraph-properties fo:margin-left="-0.466cm" fo:margin-right="0.199cm" fo:line-height="100%" fo:text-align="end" fo:text-indent="0cm" style:writing-mode="lr-tb"/>
    </style:style>
    <style:style style:name="P74" style:family="paragraph">
      <style:paragraph-properties fo:text-align="end" style:text-autospace="none"/>
    </style:style>
    <style:style style:name="T1" style:family="text">
      <style:text-properties style:font-name="Verdana1" fo:font-size="10pt"/>
    </style:style>
    <style:style style:name="T2" style:family="text">
      <style:text-properties style:font-name="Verdana1" fo:font-size="10pt" officeooo:rsid="000472d5"/>
    </style:style>
    <style:style style:name="T3" style:family="text">
      <style:text-properties fo:color="#cd5a00"/>
    </style:style>
    <style:style style:name="T4" style:family="text">
      <style:text-properties fo:color="#cd5a00" style:font-name="Verdana1" fo:font-size="10pt"/>
    </style:style>
    <style:style style:name="T5" style:family="text">
      <style:text-properties style:text-position="-30% 100%"/>
    </style:style>
    <style:style style:name="T6" style:family="text">
      <style:text-properties officeooo:rsid="0001c6dd"/>
    </style:style>
    <style:style style:name="T7" style:family="text">
      <style:text-properties officeooo:rsid="000472d5"/>
    </style:style>
    <style:style style:name="T8" style:family="text">
      <style:text-properties officeooo:rsid="000a78c4"/>
    </style:style>
    <style:style style:name="T9" style:family="text">
      <style:text-properties officeooo:rsid="000b2b1b"/>
    </style:style>
    <style:style style:name="T10" style:family="text">
      <style:text-properties officeooo:rsid="00107a2a"/>
    </style:style>
    <style:style style:name="T11" style:family="text">
      <style:text-properties officeooo:rsid="00131870"/>
    </style:style>
    <style:style style:name="T12" style:family="text">
      <style:text-properties officeooo:rsid="00173992"/>
    </style:style>
    <style:style style:name="T13" style:family="text">
      <style:text-properties officeooo:rsid="00191911"/>
    </style:style>
    <style:style style:name="T14" style:family="text">
      <style:text-properties officeooo:rsid="0019c992"/>
    </style:style>
    <style:style style:name="T15" style:family="text">
      <style:text-properties officeooo:rsid="00217ae0"/>
    </style:style>
    <style:style style:name="T16" style:family="text">
      <style:text-properties officeooo:rsid="0025a0fd"/>
    </style:style>
    <style:style style:name="T17" style:family="text">
      <style:text-properties officeooo:rsid="0025e893"/>
    </style:style>
    <style:style style:name="T18" style:family="text">
      <style:text-properties officeooo:rsid="00294caf"/>
    </style:style>
    <style:style style:name="T19" style:family="text">
      <style:text-properties officeooo:rsid="0020ee6d"/>
    </style:style>
    <style:style style:name="T20"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21"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22" style:family="text">
      <style:text-properties style:use-window-font-color="true" style:font-name="Verdana" fo:font-size="12pt" fo:language="fr" fo:country="FR" fo:font-weight="normal" style:font-name-asian="Calibri" style:font-size-asian="12pt" style:font-weight-asian="normal" style:font-name-complex="Calibri" style:font-size-complex="12pt" style:language-complex="ar" style:country-complex="SA" style:text-scale="85%"/>
    </style:style>
    <style:style style:name="T23"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T24"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run-through="foreground"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6" style:family="graphic" style:parent-style-name="Frame">
      <style:graphic-properties style:wrap="none" style:vertical-pos="top" style:vertical-rel="baseline" style:horizontal-pos="center" style:horizontal-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19.263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6"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7"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9"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3"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5"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8" draw:name="images5" text:anchor-type="page" text:anchor-page-number="2" svg:x="11.531cm" svg:y="5.35cm" svg:width="5.027cm" svg:height="1.217cm" draw:z-index="50">
        <draw:image xlink:href="Pictures/10000000000000BE0000002E798866A9.png" xlink:type="simple" xlink:show="embed" xlink:actuate="onLoad"/>
      </draw:frame>
      <text:p text:style-name="P44"><draw:frame draw:style-name="fr1" draw:name="Cadre1" text:anchor-type="char" svg:x="0.22cm" svg:y="1.229cm" svg:width="15.355cm" svg:height="2.549cm" draw:z-index="10"><draw:text-box><text:p text:style-name="PageGarde_5f_Année">201<text:span text:style-name="T6">5</text:span>-201<text:span text:style-name="T6">6</text:span></text:p><text:p text:style-name="P43">3ème année de Licence Informatique</text:p><text:p text:style-name="PageGarde_5f_MentionDeDiplome"/></draw:text-box></draw:frame></text:p>
      <text:p text:style-name="Standard"/>
      <text:p text:style-name="Standard"><draw:frame draw:style-name="fr2" draw:name="Cadre2" text:anchor-type="char" svg:x="0.563cm" svg:y="16.187cm" svg:width="15.065cm" svg:height="3.709cm" draw:z-index="12"><draw:text-box><text:p text:style-name="PageGarde_5f_MembresDuJury">Membres du jury</text:p><text:p text:style-name="PageGarde_5f_MembresDuJury">Nom/Prénom 1 | Fonction</text:p><text:p text:style-name="PageGarde_5f_MembresDuJury">Nom/Prénom 2 | Fonction</text:p><text:p text:style-name="PageGarde_5f_MembresDuJury">Nom/Prénom 3 | Fonction</text:p><text:p text:style-name="PageGarde_5f_MembresDuJury">Nom/Prénom 4 | Fonction</text:p><text:p text:style-name="PageGarde_5f_MembresDuJury">Nom/Prénom 5 | Fonction</text:p><text:p text:style-name="PageGarde_5f_MembresDuJury">Nom/Prénom 6 | Fonction</text:p></draw:text-box></draw:frame><draw:frame draw:style-name="fr3" draw:name="Cadre3" text:anchor-type="char" svg:x="0.579cm" svg:y="14.258cm" svg:width="15.065cm" svg:height="1.931cm" draw:z-index="11"><draw:text-box><text:p text:style-name="PageGarde_5f_SousLaDirectionDe">Sous la direction de M.</text:p><text:p text:style-name="PageGarde_5f_SousLaDirectionDe"><text:span text:style-name="T6">Stéphan</text:span> <text:span text:style-name="T6">Igor</text:span></text:p></draw:text-box></draw:frame><draw:frame draw:style-name="fr4" draw:name="Cadre4" text:anchor-type="char" svg:x="0.372cm" svg:y="5.396cm" svg:width="15.325cm" svg:height="3.717cm" draw:z-index="6"><draw:text-box><text:p text:style-name="P41">Pathfinding multi-agents à l'aide de méthodes stochastiques</text:p></draw:text-box></draw:frame><draw:frame draw:style-name="fr3" draw:name="Cadre5" text:anchor-type="char" svg:x="7.793cm" svg:y="11.739cm" svg:width="7.879cm" svg:height="2.521cm" draw:z-index="7"><draw:text-box><text:p text:style-name="P42">Nicolas Roux</text:p><text:p text:style-name="P42">Théo Voillemin</text:p><text:p text:style-name="P42">Corentin Talarmain</text:p></draw:text-box></draw:frame><draw:g text:anchor-type="char" draw:z-index="5" draw:style-name="gr4"><draw:connector draw:style-name="gr5" draw:text-style-name="P70" draw:type="line" svg:x1="-0.297cm" svg:y1="1.481cm" svg:x2="-0.294cm" svg:y2="14.128cm" svg:d="M-298 1480l3 12648" svg:viewBox="0 0 5 12651"><text:p/></draw:connector><draw:connector draw:style-name="gr5" draw:text-style-name="P70" draw:type="line" svg:x1="15.787cm" svg:y1="14.979cm" svg:x2="0.559cm" svg:y2="14.984cm" svg:d="M15787 14979l-15228 5" svg:viewBox="0 0 15229 7"><text:p/></draw:connector><draw:custom-shape draw:style-name="gr6" draw:text-style-name="P71" svg:width="1.747cm" svg:height="1.747cm" draw:transform="rotate (-3.14159265358979) translate (1.45520833333333cm 14.9795555555556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5" draw:text-style-name="P70" draw:type="line" svg:x1="15.947cm" svg:y1="14.981cm" svg:x2="16.976cm" svg:y2="14.985cm" svg:d="M15947 14981l1029 4" svg:viewBox="0 0 1030 5"><text:p/></draw:connector><draw:connector draw:style-name="gr5" draw:text-style-name="P70" draw:type="line" svg:x1="15.785cm" svg:y1="14.547cm" svg:x2="15.947cm" svg:y2="14.551cm" svg:d="M15785 14547l162 4" svg:viewBox="0 0 164 5"><text:p/></draw:connector><draw:connector draw:style-name="gr7" draw:text-style-name="P70" draw:type="line" svg:x1="15.311cm" svg:y1="14.983cm" svg:x2="15.473cm" svg:y2="14.988cm" svg:d="M15311 14983l162 5" svg:viewBox="0 0 164 7"><text:p/></draw:connector><draw:connector draw:style-name="gr8" draw:text-style-name="P70" draw:type="line" svg:x1="15.464cm" svg:y1="14.977cm" svg:x2="15.626cm" svg:y2="14.98cm" svg:d="M15464 14977l162 3" svg:viewBox="0 0 164 5"><text:p/></draw:connector></draw:g><draw:frame draw:style-name="fr9" draw:name="images1" text:anchor-type="char" svg:x="13.921cm" svg:y="25.359cm" svg:width="3.06cm" svg:height="2.992cm" draw:z-index="40"><draw:image xlink:href="Pictures/2000009200000BE100000BA69AC078B2.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5" draw:name="Cadre7" text:anchor-type="char" svg:x="2.491cm" svg:y="26.199cm" svg:width="11.128cm" svg:height="1.3cm" draw:z-index="13"><draw:text-box><text:p text:style-name="PageGarde_5f_SoutenuLe">Soutenu publiquement le :</text:p><text:p text:style-name="PageGarde_5f_SoutenuLe">xx xx xxxxxx xxxx</text:p></draw:text-box></draw:frame><draw:connector text:anchor-type="char" draw:z-index="9" draw:style-name="gr9" draw:text-style-name="P70" draw:type="line" svg:x1="15.785cm" svg:y1="18.588cm" svg:x2="15.947cm" svg:y2="18.592cm" svg:d="M15785 18588l162 4" svg:viewBox="0 0 164 5"><text:p/></draw:connector><draw:connector text:anchor-type="char" draw:z-index="8" draw:style-name="gr9" draw:text-style-name="P70" draw:type="line" svg:x1="15.785cm" svg:y1="16.311cm" svg:x2="15.947cm" svg:y2="16.315cm" svg:d="M15785 16311l162 4" svg:viewBox="0 0 164 5"><text:p/></draw:connector></text:p>
      <text:p text:style-name="P20"/>
      <text:p text:style-name="Standard"/>
      <text:p text:style-name="Standard"/>
      <text:p text:style-name="P2"><draw:g text:anchor-type="char" draw:z-index="41" draw:style-name="gr10"><draw:rect draw:style-name="gr11" draw:text-style-name="P70" svg:width="0.188cm" svg:height="0.468cm" svg:x="12.861cm" svg:y="21.172cm"><text:p/></draw:rect><draw:custom-shape draw:style-name="gr12" draw:text-style-name="P71" svg:width="0.158cm" svg:height="0.424cm" svg:x="12.861cm" svg:y="21.172cm"><text:p/><draw:enhanced-geometry svg:viewBox="0 0 21600 21600" draw:type="rectangle" draw:enhanced-path="M 0 0 L 21600 0 21600 21600 0 21600 0 0 Z N"/></draw:custom-shape></draw:g><draw:g text:anchor-type="char" draw:z-index="42" draw:style-name="gr10"><draw:frame draw:style-name="gr13" draw:text-style-name="P72" svg:width="13.156cm" svg:height="1.962cm" svg:x="-0.416cm" svg:y="22.144cm"><draw:text-box><text:p text:style-name="P72"><text:span text:style-name="T21">Ces conditions d’utilisation (attribution, pas d’utilisation</text:span></text:p><text:p text:style-name="P72"><text:span text:style-name="T21">commerciale, pas de modification) sont symbolisées par</text:span></text:p><text:p text:style-name="P72"><text:span text:style-name="T21">les icônes positionnées en pied de page.</text:span></text:p></draw:text-box></draw:frame><draw:frame draw:style-name="gr14" draw:text-style-name="P70" svg:width="2.204cm" svg:height="0.772cm" svg:x="13.519cm" svg:y="22.305cm"><draw:image xlink:href="Pictures/20000055000042BF0000175F50A8C80F.wmf" xlink:type="simple" xlink:show="embed" xlink:actuate="onLoad"><text:p/></draw:image></draw:frame></draw:g><draw:custom-shape text:anchor-type="as-char" svg:y="-8.761cm" draw:z-index="0" draw:style-name="gr1" draw:text-style-name="P62" svg:width="16.8cm" svg:height="7.217cm"><text:p text:style-name="P62"><text:span text:style-name="T20">L’auteur du présent document vous</text:span></text:p><text:p text:style-name="P62"><text:span text:style-name="T20">autorise à le partager, reproduire,</text:span></text:p><text:p text:style-name="P62"><text:span text:style-name="T20">distribuer et communiquer selon</text:span><text:span text:style-name="T20"><text:line-break/></text:span><text:span text:style-name="T20">les conditions suivantes :</text:span></text:p><text:p text:style-name="P62"><text:span text:style-name="T20"/></text:p><text:p text:style-name="P63"><text:span text:style-name="T21">-</text:span><text:span text:style-name="T21"><text:tab/></text:span><text:span text:style-name="T21">Vous devez le citer en l’attribuant de la manière indiquée par l’auteur (mais pas d’une manière qui suggérerait qu’il approuve votre utilisation de l’œuvre).</text:span></text:p><text:p text:style-name="P63"><text:span text:style-name="T21">- </text:span><text:span text:style-name="T21"><text:tab/></text:span><text:span text:style-name="T21">Vous n’avez pas le droit d’utiliser ce document à des fins commerciales.</text:span></text:p><text:p text:style-name="P63"><text:span text:style-name="T21">- </text:span><text:span text:style-name="T21"><text:tab/></text:span><text:span text:style-name="T21">Vous n’avez pas le droit de le modifier, de le transformer ou de l’adapter.</text:span></text:p><text:p text:style-name="P62"><text:span text:style-name="T20">Consulter la licence creative commons complète en français :</text:span></text:p><text:p text:style-name="P62"><text:span text:style-name="T20"><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20"/>
      <text:p text:style-name="P27"><draw:frame text:anchor-type="paragraph" draw:z-index="47" draw:style-name="gr15" svg:width="8.898cm" svg:height="0.989cm" draw:transform="rotate (1.5707963267949) translate (-0.446263888888889cm 9.37683333333333cm)"><draw:text-box><text:p text:style-name="P73"><text:span text:style-name="T24">REMERCIEMENTS</text:span></text:p></draw:text-box></draw:frame><draw:custom-shape text:anchor-type="as-char" svg:y="-20.996cm" draw:z-index="1" draw:style-name="gr2" draw:text-style-name="P65" svg:width="17.837cm" svg:height="20.383cm"><text:p text:style-name="P64"><text:span text:style-name="T22"><text:tab/></text:span><text:span text:style-name="T22">Avant toute chose, nous souhaitons remercier notre responsable de stage Monsieur Igor Stéphan pour son écoute et sa disponibilité tout au long de notre stage et d'avoir accepté notre demande d'étude sur la recherche de chemin en informatique.</text:span></text:p><text:p text:style-name="P64"><text:span text:style-name="T22"><text:tab/></text:span><text:span text:style-name="T22">Nous souhaitons remercier aussi le département informatique pour l'accès aux salles informatiques.</text:span></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Contents_20_5">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61">Sommaire</text:p>
          </text:index-title>
          <text:p text:style-name="P40">Introduction</text:p>
          <text:p text:style-name="P33">1<text:tab/> Présentation du sujet de stage</text:p>
          <text:p text:style-name="P37">1.1.<text:tab/>La recherche de chemin</text:p>
          <text:p text:style-name="P37">1.2.<text:tab/>Les méthodes stochastiques</text:p>
          <text:p text:style-name="P33">2<text:tab/>Analyse du problème</text:p>
          <text:p text:style-name="P37">2.1.<text:tab/>Etat de l'art</text:p>
          <text:p text:style-name="P37">2.2.<text:tab/>Contraintes</text:p>
          <text:p text:style-name="P31">2.2.1.<text:tab/>Temps réel</text:p>
          <text:p text:style-name="P31">2.2.2.<text:tab/>API</text:p>
          <text:p text:style-name="P37">2.3.<text:tab/>Choix possibles</text:p>
          <text:p text:style-name="P31">2.3.1.<text:tab/>Algorithme génétique</text:p>
          <text:p text:style-name="P31">2.3.2.<text:tab/>Algorithme de Monte Carlo</text:p>
          <text:p text:style-name="P33">3<text:tab/>Planning du travail effectué</text:p>
          <text:p text:style-name="P33">4<text:tab/>Présentation des solutions adoptées</text:p>
          <text:p text:style-name="P37">4.1.<text:tab/>Choix effectués</text:p>
          <text:p text:style-name="P37">4.2.<text:tab/>Difficultés rencontrés</text:p>
          <text:p text:style-name="P31">4.2.1.<text:tab/>Conception d'un algorithme génétique</text:p>
          <text:p text:style-name="P31">4.2.2.<text:tab/>Gestion du temps réel</text:p>
          <text:p text:style-name="P31">4.2.3.<text:tab/>Création d'une API</text:p>
          <text:p text:style-name="P37">4.3.<text:tab/>Outils utilisés</text:p>
          <text:p text:style-name="P31">4.3.1.<text:tab/>Lbrairies</text:p>
          <text:p text:style-name="P31">4.3.2.<text:tab/>Environnement de développement</text:p>
          <text:p text:style-name="P31">4.3.3.<text:tab/>Débugage</text:p>
          <text:p text:style-name="P33">5<text:tab/>Tests effectués</text:p>
          <text:p text:style-name="P40">Conclusion</text:p>
          <text:p text:style-name="P40">Bibliographie</text:p>
        </text:index-body>
      </text:table-of-content>
      <text:p text:style-name="Standard"/>
      <text:h text:style-name="P52" text:outline-level="1"><text:bookmark-start text:name="__RefHeading__1_886550348"/>Introduction<text:bookmark-end text:name="__RefHeading__1_886550348"/></text:h>
      <text:p text:style-name="P6"><text:tab/>Dans le cadre de notre licence Informatique à l'université d'Angers, nous devions réaliser un stage de deux mois pour valider notre diplôme. Nous sommes tous les trois intéressés par une orientation vers la recherche dans la suite de nos études. C'est pour cette raisonNous avons souhaité profiter de cette occasion pour explorer un domaine qui nous intéressait tous, la recherche de chemin dans la théorie des graphes. En lien avec un autre stage d'image de synthèse, nous avons donc exploré ce domaine au travers des méthodes stochastiques.</text:p>
      <text:p text:style-name="P6"/>
      <text:p text:style-name="P12"><text:tab/>Le but de ce stage est de fournir une interface de programmation applicative (API) utilisable par des développeurs de jeux de stratégies en temps réel (RTS) pour appliquer un algorithme de recherche de chemins pour leur jeu. <text:s/></text:p>
      <text:h text:style-name="P54" text:outline-level="2"><text:bookmark-start text:name="__RefHeading__3_886550348"/><text:s/><text:tab/><text:span text:style-name="T7">Présentation du sujet de stage</text:span><text:bookmark-end text:name="__RefHeading__3_886550348"/></text:h>
      <text:p text:style-name="P7"><text:span text:style-name="T8"><text:tab/>N</text:span>otre sujet de stage, la réalisation d'un pathfinding à l'aide de méthodes stochastiques, <text:span text:style-name="T18">se décompose en deux sous-parties : qu'est-ce que la recherche de chemin, et qu'est-ce qu'une méthode stochastique.</text:span></text:p>
      <text:h text:style-name="P56" text:outline-level="3"><text:bookmark-start text:name="__RefHeading__5_886550348"/>La recherche de chemin<text:bookmark-end text:name="__RefHeading__5_886550348"/></text:h>
      <text:p text:style-name="P4"><text:tab/><text:span text:style-name="T8">C'est à l'intelligence artificielle et plus particulièrement au domaine de la recherche de solution qu'est rattachée la recherche de chemin. De manière basique, on peut élargir ce problème à la recherche du meilleur chemin entre deux nœuds d'un un graphe. C'est en rajoutant des contraintes sur le graphe tel que des obstacles ou de la recherche multiple avec gestion de conflits que le problème se complexifie. Par ailleurs, la contrainte du temps réel impose de renvoyer des débuts de chemins immédiatement, que l'on ait déjà trouvé une solution ou non.</text:span></text:p>
      <text:h text:style-name="P56" text:outline-level="3">Les méthodes stochastiques</text:h>
      <text:p text:style-name="P4"><text:tab/><text:span text:style-name="T9">Pour la résolution des problèmes concernant la recherche de chemin, l'algorithme de Dijkstra ou l'algorithme A* sont très souvent utilisés, car répondant déjà au problème de manière efficace, particulièrement A* qui présente un bon compromis entre coût de calcul et optimalité de la solution.</text:span></text:p>
      <text:p text:style-name="P4"><text:tab/><text:span text:style-name="T9">Cependant, nous devons répondre à une exigence du temps réel pour notre solution, exigence à laquelle ces deux algorithmes ne répondent pas, c'est pour cela qu'il était nécessaire de mettre en place un algorithme stochastique.</text:span></text:p>
      <text:p text:style-name="P4"><text:tab/><text:span text:style-name="T9">Un algorithme dit stochastique suit une méthode de recherche aléatoire permettant de converger vers une solution au problème. Cette méthode sera dans de très rares cas aussi efficace qu'un algorithme A*, mais sa particularité est qu'elle pourra renvoyer la meilleur solution trouvée à tout moment, même en étant interrompue.</text:span></text:p>
      <text:h text:style-name="P55" text:outline-level="2">Analyse du problème</text:h>
      <text:p text:style-name="P4"><text:tab/><text:span text:style-name="T10">La principale problèmatique de notre stage était de pouvoir répondre au problème de recherche de chemin d'un jeu de stratégie en temps réel. Ce problème implique certaines contraintes qu'il nous a fallu respecter tout au long du stage.</text:span></text:p>
      <text:h text:style-name="P57" text:outline-level="3">Etat de l'art</text:h>
      <text:p text:style-name="P4">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p text:style-name="P4"/>
      <text:p text:style-name="P14">A FAIRE</text:p>
      <text:h text:style-name="P57" text:outline-level="3">Contraintes</text:h>
      <text:p text:style-name="P4"><text:tab/><text:span text:style-name="T11">Le sujet de notre stage nous a imposé certaines contraintes qu'il nous a fallu respecter, de la modélisation au développement de notre projet.</text:span></text:p>
      <text:h text:style-name="P46" text:outline-level="4">Temps réel</text:h>
      <text:p text:style-name="P10"><text:tab/><text:span text:style-name="T11">La contrainte du temps réel a été majeure dans notre projet, justifiant majoritairement le choix de l'utilisation de méthodes stochastique. En effet, la particularité des jeux de stratégie en temps réel est que le joueur doit pouvoir arrêter, modifier et ajouter une demande de déplacement à tout moment. Ceci demande la mise en place d'un algorithme interruptible, qui serait en mesure de renvoyer une solution quelque soit l'avancée du calcul.</text:span></text:p>
      <text:p text:style-name="P13"><text:tab/>De plus, le temps réel implique une demande d'efficacité de notre algorithme quant au temps d'exécution. Le plus important pour les développeurs du jeu en question, est de savoir quelle est la prochaine case d'un personnage à intervalles réguliers courts. Il était donc nécessaire pour nous de développer une solution capable de renvoyer de manière régulière une solution pour chaque personnage du jeu.</text:p>
      <text:h text:style-name="P46" text:outline-level="4">API</text:h>
      <text:p text:style-name="P11"><text:tab/>La finalité de notre stage était de fournir un outil utilisable par les développeurs. C'est en ce sens qu'il était nécessaire que nous rendions notre projet sous forme d'API fonctionnelle. Cette contrainte a orienté la conception de notre projet, notamment sur les moyens que nous devions fournir pour communiquer avec notre algorithme. La construction d'une API fonctionnelle est une contrainte régulière en informatique, que nous rencontrerons sans doute à nouveau, de ce fait il a été très formateur pour nous de s'y adapter.</text:p>
      <text:h text:style-name="P47" text:outline-level="4"><text:soft-page-break/>Solution générale</text:h>
      <text:p text:style-name="P10"><text:tab/><text:span text:style-name="T12">Pour que l'API ne soit pas restrictive, nous avons eu comme contrainte de fournir un outil adaptable aux souhaits des développeurs. En ce sens, nous avons eu à impliquer cette contrainte dans nos réflexions de conception, modélisation et développement.</text:span></text:p>
      <text:h text:style-name="P57" text:outline-level="3">Choix possibles</text:h>
      <text:p text:style-name="P4"><text:tab/><text:span text:style-name="T14">Nos recherches sur les méthodes stochastiques ont mis en exergue quelques algorithmes existant qui ont pu faire leur preuve sur différentes applications.</text:span></text:p>
      <text:h text:style-name="P48" text:outline-level="4">Algorithme de Monte Carlo</text:h>
      <text:p text:style-name="P4"><text:tab/><text:span text:style-name="T14">Le premier algorithme et le plus connu est l'algorithme de Monte-Carlo. Cet algorithme a deux caractéristiques : Il utilise de l'aléatoire au cours de son calcul mais s'exécute avec un temps déterministe. Cet algorithme était à considérer car son temps d'exécution déterministe permettait d'accéder à la contrainte du temps réel. En effet, il aurait été alors possible de renvoyer un résultat à tous les intervalles voulus par les développeurs. Le défaut de cet algorithme est que le résultat renvoyé peut être incorrect avec une certaine probabilité.</text:span></text:p>
      <text:h text:style-name="P48" text:outline-level="4">Algorithme génétique</text:h>
      <text:p text:style-name="P45"><text:span text:style-name="T19"><text:tab/>Moins connu mais sûrement plus intéressant, le second algorithme est l'algorithme génétique. Basé sur les travaux de sélection naturelle et d'évolution de Charles Darwin, tel Monte-Carlo, il génère des solutions principalement grâce à l'aléatoire. Ainsi, l'algorithme possède une population où chaque individu propose une solution de chemins au problème de pathfinding, ceux-ci sont par la suite modifiés à l'aide de mutations où s'y effectue divers insertion, modification ou suppression de bout de chemin basé sur l'aléatoire. Ces individus sont ainsi évalués grâce à une fonction particulière qui, après exécution, attribue une fitness à chaque membres de la population, valeur qui reflète la qualité des chemins proposés. Cette fitness permet de modifications de plus grande envergure, notamment sur la population entière où l'on supprime les agents les moins bons ou alors où l'on croise les différents individus pour créer de nouveaux membres ayant des chemins générés par combinaisons de ses individus « parents ». Cet algorithme permet de retourner à n'importe quel moment une solution ou une ébauche de solution, permettant ainsi, par exemple, un déplacement en temps réel des différents agents du problème de pathfinding. Son principal défaut viens du calcul de la fitness qui peut être différent selon les conditions de la carte. Une carte ouverte et une carte en labyrinthe ayant des évaluations de chemins sensiblement différentes.</text:span></text:p>
      <text:h text:style-name="P53" text:outline-level="2">Planning du travail effectué</text:h>
      <text:p text:style-name="P5">/<text:span text:style-name="T15">TODO Gantt</text:span></text:p>
      <text:h text:style-name="P53" text:outline-level="2"><text:soft-page-break/>Présentation des solutions adoptées</text:h>
      <text:p text:style-name="P18">Après réflexion autour de toutes les possibilités accessibles et de toutes les contraintes, nous avons mis en place les solutions les plus cohérentes selon nous. Que ce soit sur la méthode stochastique choisie ou la manière de communiquer de notre AP<text:span text:style-name="T16">I...</text:span></text:p>
      <text:h text:style-name="P58" text:outline-level="3">Choix effectués</text:h>
      <text:h text:style-name="_5f_ua_5f_Titre_20_4" text:outline-level="4">Algorithme génétiques</text:h>
      <text:p text:style-name="P9">Algorithme adaptif ne fonctionne plus sur multi agent en temps réel.</text:p>
      <text:p text:style-name="P15">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49" text:outline-level="4">Controller (communication)</text:h>
      <text:p text:style-name="P19"><text:tab/><text:span text:style-name="T16">Pour permettre à des développeurs d'un jeu de stratégie en temps réel d'utiliser notre algorithme de recherche de chemin nous avons décidé de mettre en place un « controller », faisant référence au modèle Motuer-Vue-Controller (MVC) dont le principe dans ce modèle est de ne donner accès qu'à quelques méthodes spécifiquement choisies par les développeurs. Cette méthode nous permet de controller de manière efficace la façon d'utiliser notre algorithme. De plus, cette conception nous a permis de notre côté de mettre en place le projet sous ce modèle.</text:span></text:p>
      <text:h text:style-name="P58" text:outline-level="3">Difficultés rencontrés</text:h>
      <text:p text:style-name="P8"><text:tab/><text:span text:style-name="T17">Ce stage nous a permis à tous les trois d'explorer un domaine inconnu pour nous jusqu'ici. De ce fait, tout au long du développement, nous avons fait face à des difficultés, que ce soit dans la programmation ou la conception, qui nous ont aidé à progresser.</text:span></text:p>
      <text:h text:style-name="P50" text:outline-level="4">Conception d'un algorithme génétique</text:h>
      <text:p text:style-name="P8">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50" text:outline-level="4">Gestion du temps réel</text:h>
      <text:p text:style-name="P8"><text:tab/><text:span text:style-name="T17">Le temps réel peut ne pas être une difficulté si l'algorithme mis en place possède une complexité linéaire, mais dans notre cas, le temps réel nous a imposé une exigence sur l'optimisation de notre algorithme. En effet, le problème de la recherche de chemin à l'aide de méthodes stochastiques est un problème à complexité NP-Complet, de ce fait, il était primordial que notre vode soit optimisé pour répondre aux exigences du temps ré</text:span></text:p>
      <text:h text:style-name="P50" text:outline-level="4"><text:soft-page-break/>Création d'une API</text:h>
      <text:p text:style-name="P8">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58" text:outline-level="3">Outils utilisés</text:h>
      <text:p text:style-name="P16">La bonne réalisation du stage a été permise par différents outils...</text:p>
      <text:h text:style-name="_5f_ua_5f_Titre_20_4" text:outline-level="4">Lbrairies</text:h>
      <text:p text:style-name="P17">Certaines librairies gratuites nous ont permis de simplifier la mise en place de notre développement. </text:p>
      <text:h text:style-name="P59" text:outline-level="5">Libxml++</text:h>
      <text:p text:style-name="P8">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50" text:outline-level="4">Environnement de développement</text:h>
      <text:p text:style-name="P8">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59" text:outline-level="5">Kdevelop</text:h>
      <text:p text:style-name="P8">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50" text:outline-level="4">Débugage</text:h>
      <text:p text:style-name="P8">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59" text:outline-level="5">Valgrind</text:h>
      <text:p text:style-name="P8">utat ullaor sequisi. Giamcon ut il dolum il dolorer in utpatin elit ex etue mod exeraesenit luptatio odolore dolent la commy nummy nosto esequam, vulla autate tis num venim vel utpatum diam voloreml <text:soft-page-break/>doloboreros eliquate tie dolo-bore feu facil dolore velenis autpatummy nummoloreet veliquis eraessis aliquisim quat, si.</text:p>
      <text:p text:style-name="P5"/>
      <text:h text:style-name="P59" text:outline-level="5" text:is-list-header="true"/>
      <text:h text:style-name="P53" text:outline-level="2">Tests effectués</text:h>
      <text:p text:style-name="Heading_20_2"/>
      <text:p text:style-name="_5f_ua_5f_Image"><draw:frame draw:style-name="fr6" draw:name="Cadre10" text:anchor-type="as-char" svg:width="15.797cm" draw:z-index="51"><draw:text-box fo:min-height="12.229cm"><text:p text:style-name="Photo"><draw:frame draw:style-name="fr10" draw:name="images3" text:anchor-type="paragraph" svg:x="0cm" svg:y="0cm" svg:width="9.999cm" style:rel-width="100%" svg:height="6.65cm" style:rel-height="scale" draw:z-index="52"><draw:image xlink:href="../../../Documents/dbar1.png" xlink:type="simple" xlink:show="embed" xlink:actuate="onLoad"/></draw:frame>Photo <text:sequence text:ref-name="refPhoto0" text:name="Photo" text:formula="ooow:Photo+1" style:num-format="1">1</text:sequence>: <text:span text:style-name="T13">Amour</text:span></text:p></draw:text-box></draw:frame></text:p>
      <text:p text:style-name="Standard"/>
      <table:table table:name="Tableau3" table:style-name="Tableau3">
        <table:table-column table:style-name="Tableau3.A"/>
        <table:table-column table:style-name="Tableau3.B"/>
        <table:table-row>
          <table:table-cell table:style-name="Tableau3.A1" office:value-type="string">
            <text:p text:style-name="Table_20_Contents"/>
          </table:table-cell>
          <table:table-cell table:style-name="Tableau3.B1"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Table">Tableau <text:sequence text:ref-name="refTable0" text:name="Table" text:formula="ooow:Table+1" style:num-format="1">1</text:sequence>: Inscrire une légende</text:p>
      <text:p text:style-name="Standard"/>
      <text:h text:style-name="P51" text:outline-level="1">Conclusion</text:h>
      <text:p text:style-name="Standard"/>
      <text:h text:style-name="P51" text:outline-level="1">Bibliographie</text:h>
      <text:p text:style-name="Standard"/>
      <text:p text:style-name="P20"/>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39">_ua_Titre 1<text:tab/>4</text:p>
          <text:p text:style-name="P32">1<text:tab/>_ua_Titre 2<text:tab/>4</text:p>
          <text:p text:style-name="P36">1.1.<text:tab/>_ua_Titre 3<text:tab/>4</text:p>
          <text:p text:style-name="P30">1.1.1.<text:tab/>_ua_Titre 4<text:tab/>4</text:p>
          <text:p text:style-name="P38">a) _ua_Titre 5<text:tab/>4</text:p>
          <text:p text:style-name="P35"><text:s/>_ua_Titre 6<text:tab/>4</text:p>
          <text:p text:style-name="P34"><text:s/>_ua_Titre 7<text:tab/>4</text:p>
          <text:p text:style-name="P39">Conclusion<text:tab/>6</text:p>
          <text:p text:style-name="P39">Bibliographie<text:tab/>7</text:p>
          <text:p text:style-name="P39">Table des illustrations<text:tab/>9</text:p>
          <text:p text:style-name="P39">Table des tableaux<text:tab/>10</text:p>
        </text:index-body>
      </text:table-of-content>
      <text:p text:style-name="Standard"/>
      <text:illustration-index text:style-name="Sect1" text:protected="true" text:name="Index des illustrations1">
        <text:illustration-index-source text:caption-sequence-name="Photo"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23">Table des illustrations</text:p>
          </text:index-title>
          <text:p text:style-name="P28">Photo 1: Inscrire la légende<text:tab/>5</text:p>
        </text:index-body>
      </text:illustration-index>
      <text:p text:style-name="Standard"/>
      <text:p text:style-name="Standard"/>
      <text:table-index text:style-name="Sect1" text:protected="true" text:name="Index des tables1">
        <text:table-index-source text:caption-sequence-name="Table" text:caption-sequence-format="text">
          <text:index-title-template text:style-name="Table_20_index_20_heading">Table des tableau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P22">Table des tableaux</text:p>
          </text:index-title>
          <text:p text:style-name="P29">Tableau 1: Inscrire une légende<text:tab/>5</text:p>
        </text:index-body>
      </text:table-index>
      <text:p text:style-name="Standard"/>
      <text:p text:style-name="P60"><draw:frame text:anchor-type="paragraph" draw:z-index="48" draw:style-name="gr15" svg:width="4.62cm" svg:height="0.989cm" draw:transform="rotate (1.5707963267949) translate (-0.506236111111111cm 5.02002777777778cm)"><draw:text-box><text:p text:style-name="P74"><text:span text:style-name="T24">RÉSUMÉ</text:span></text:p></draw:text-box></draw:frame><draw:custom-shape text:anchor-type="as-char" svg:y="0cm" draw:z-index="2" draw:style-name="gr3" draw:text-style-name="P64" svg:width="17.837cm" svg:height="8.093cm"><text:p text:style-name="P64"><text:span text:style-name="T23">Nonsequi ex enim dolortincin essed dolut nulputat, conulla feumsan henim quamcore minciduis adiat. </text:span></text:p><text:p text:style-name="P66"><text:span text:style-name="T23">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67"><text:span text:style-name="T23">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1" table:style-name="Tableau1">
        <table:table-column table:style-name="Tableau1.A"/>
        <table:table-column table:style-name="Tableau1.B"/>
        <table:table-row table:style-name="Tableau1.1">
          <table:table-cell table:style-name="Tableau1.A1" office:value-type="string">
            <text:p text:style-name="P25"/>
          </table:table-cell>
          <table:table-cell table:style-name="Tableau1.B1" office:value-type="string">
            <text:p text:style-name="P24"><text:span text:style-name="Encadré_5f_Normal_5f_Gras_20_Car">mots-clé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P27"><draw:frame text:anchor-type="paragraph" draw:z-index="49" draw:style-name="gr15" svg:width="5.79cm" svg:height="0.989cm" draw:transform="rotate (1.5707963267949) translate (-0.506236111111111cm 6.18948611111111cm)"><draw:text-box><text:p text:style-name="P74"><text:span text:style-name="T24">ABSTRACT</text:span></text:p></draw:text-box></draw:frame><draw:custom-shape text:anchor-type="as-char" svg:y="0cm" draw:z-index="3" draw:style-name="gr3" draw:text-style-name="P64" svg:width="17.837cm" svg:height="8.093cm"><text:p text:style-name="P64"><text:span text:style-name="T23">Nonsequi ex enim dolortincin essed dolut nulputat, conulla feumsan henim quamcore minciduis adiat. </text:span></text:p><text:p text:style-name="P66"><text:span text:style-name="T23">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67"><text:span text:style-name="T23">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2" table:style-name="Tableau2">
        <table:table-column table:style-name="Tableau2.A"/>
        <table:table-column table:style-name="Tableau2.B"/>
        <table:table-row table:style-name="Tableau2.1">
          <table:table-cell table:style-name="Tableau2.A1" office:value-type="string">
            <text:p text:style-name="P25"/>
          </table:table-cell>
          <table:table-cell table:style-name="Tableau2.B1" office:value-type="string">
            <text:p text:style-name="P24"><text:span text:style-name="Encadré_5f_Normal_5f_Gras_20_Car">keyword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Standard"/>
      <text:p text:style-name="Cadre_5f_Gauche"><draw:g text:anchor-type="char" draw:z-index="43" draw:style-name="gr4"><draw:frame draw:style-name="gr14" draw:text-style-name="P70" svg:width="3.061cm" svg:height="2.992cm" svg:x="14.844cm" svg:y="26.079cm"><draw:image xlink:href="Pictures/2000009200000BE100000BA69AC078B2.wmf" xlink:type="simple" xlink:show="embed" xlink:actuate="onLoad"><text:p/></draw:image></draw:frame><draw:frame draw:style-name="gr13" draw:text-style-name="P72" svg:width="7.621cm" svg:height="1.96cm" svg:x="6.033cm" svg:y="27.118cm"><draw:text-box><text:p text:style-name="P72"><text:span text:style-name="T21">Présidence de l'université</text:span></text:p><text:p text:style-name="P72"><text:span text:style-name="T21">40 rue de rennes – BP 73532</text:span></text:p><text:p text:style-name="P72"><text:span text:style-name="T21">49035 Angers cedex</text:span></text:p><text:p text:style-name="P72"><text:span text:style-name="T21">Tél. 02 41 96 23 23 | Fax 02 41 96 23 00</text:span></text:p></draw:text-box></draw:frame><draw:connector draw:style-name="gr5" draw:text-style-name="P70" draw:type="line" svg:x1="13.651cm" svg:y1="26.345cm" svg:x2="13.813cm" svg:y2="26.345cm" svg:d="M13651 26345h162" svg:viewBox="0 0 164 2"><text:p/></draw:connector></draw:g></text:p>
      <text:p text:style-name="P21"><draw:custom-shape text:anchor-type="as-char" svg:y="0cm" draw:z-index="4" draw:style-name="gr3" draw:text-style-name="P68" svg:width="17.837cm" svg:height="6.298cm"><text:p text:style-name="P68"><text:span text:style-name="T24">ENGAGEMENT</text:span></text:p><text:p text:style-name="P68"><text:span text:style-name="T24">DE NON PLAGIAT</text:span></text:p><text:p text:style-name="P66"><text:span text:style-name="T23"/></text:p><text:p text:style-name="P69"><text:span text:style-name="T23">Je, soussigné(e) </text:span><text:span text:style-name="T23"><text:tab/></text:span><text:span text:style-name="T23"><text:tab/></text:span></text:p><text:p text:style-name="P66"><text:span text:style-name="T23">déclare être pleinement conscient(e) que le plagiat de documents ou d’une </text:span></text:p><text:p text:style-name="P66"><text:span text:style-name="T23">partie d’un document publiée sur toutes formes de support, y compris l’internet, </text:span></text:p><text:p text:style-name="P66"><text:span text:style-name="T23">constitue une violation des droits d’auteur ainsi qu’une fraude caractérisée. </text:span></text:p><text:p text:style-name="P66"><text:span text:style-name="T23">En conséquence, je m’engage à citer toutes les sources que j’ai utilisées </text:span></text:p><text:p text:style-name="P66"><text:span text:style-name="T23">pour écrire ce rapport ou mémoire.</text:span></text:p><text:p text:style-name="P66"><text:span text:style-name="T23"/></text:p><text:p text:style-name="P66"><text:span text:style-name="T23"/></text:p><text:p text:style-name="P67"><text:span text:style-name="T23">signé par l'étudiant(e) le jj / mm / aaaa</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draw:frame draw:style-name="fr11" draw:name="images4" text:anchor-type="char" svg:x="15.072cm" svg:y="17.231cm" svg:width="3.164cm" svg:height="3.094cm" draw:z-index="44"><draw:image xlink:href="Pictures/2000009200000BE100000BA69AC078B2.wmf" xlink:type="simple" xlink:show="embed" xlink:actuate="onLoad"/></draw:frame><draw:connector text:anchor-type="char" draw:z-index="46" draw:style-name="gr9" draw:text-style-name="P70" draw:type="line" svg:x1="14.076cm" svg:y1="26.289cm" svg:x2="14.238cm" svg:y2="26.293cm" svg:d="M14076 26289l162 4" svg:viewBox="0 0 164 5"><text:p/></draw:connector><draw:frame draw:style-name="fr2" draw:name="Cadre8" text:anchor-type="char" svg:x="2.946cm" svg:y="17.279cm" svg:width="10.901cm" svg:height="3.226cm" draw:z-index="45"><draw:text-box><text:p text:style-name="P26">Cet engagement de non plagiat doit être signé et joint</text:p><text:p text:style-name="P26">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style: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style: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style: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style: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style: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style: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style style:name="_5f_ua_5f_Titre_20_2" style:display-name="_ua_Titre 2" style:family="paragraph" style:parent-style-name="Heading_20_2" style:next-style-name="Standard" style:default-outline-level="2"/>
    <style:style style:name="_5f_ua_5f_Titre_20_3" style:display-name="_ua_Titre 3" style:family="paragraph" style:parent-style-name="Heading_20_3" style:next-style-name="Standard" style:default-outline-level="3"/>
    <style:style style:name="_5f_ua_5f_Titre_20_4" style:display-name="_ua_Titre 4" style:family="paragraph" style:parent-style-name="Heading_20_4" style:next-style-name="Standard" style:default-outline-level="4"/>
    <style:style style:name="_5f_ua_5f_Titre_20_5" style:display-name="_ua_Titre 5" style:family="paragraph" style:parent-style-name="Heading_20_5" style:next-style-name="Standard" style:default-outline-level="5"/>
    <style:style style:name="Contents_20_1" style:display-name="Contents 1" style:family="paragraph" style:parent-style-name="Standard" style:next-style-name="Standard" style:class="index">
      <style:paragraph-properties fo:margin-top="0.199cm" fo:margin-bottom="0.199cm" style: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style: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style: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Verdana1" fo:font-size="10pt" officeooo:rsid="000472d5"/>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fo:color="#cd5a00"/>
    </style:style>
    <style:style style:name="MT5"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Nicolas R. – Théo V. – Corentin T.</text:span><text:span text:style-name="MT2"> </text:span><text:span text:style-name="MT3">|</text:span><text:span text:style-name="MT2"> </text:span><text:span text:style-name="MT1">Pathfinding multi-agents à l'aide de méthodes stochastiques</text:span><text:span text:style-name="MT2"> </text:span><text:span text:style-name="MT2"><draw:frame draw:style-name="Mfr1" draw:name="images9" text:anchor-type="as-char" svg:width="1.131cm" svg:height="0.379cm" draw:z-index="26"><draw:image xlink:href="Pictures/10000000000000F900000054FB70E5DA.png" xlink:type="simple" xlink:show="embed" xlink:actuate="onLoad"/></draw:frame></text:span><text:span text:style-name="MT2"> </text:span><text:span text:style-name="MT2"><draw:frame draw:style-name="Mfr1" draw:name="images10" text:anchor-type="as-char" svg:width="0.139cm" svg:height="0.379cm" draw:z-index="39"><draw:image xlink:href="Pictures/100000000000002D00000078B71AEC1C.png" xlink:type="simple" xlink:show="embed" xlink:actuate="onLoad"/></draw:frame></text:span><text:span text:style-name="MT2"> </text:span><text:span text:style-name="MT2"><text:page-number text:select-page="current">15</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1">Nom prénom <text:span text:style-name="MT4">|</text:span> titre du mémoire – sous-titre <text:span text:style-name="MT5"><text:s/></text:span><text:s/><text:page-number text:select-page="current">0</text:page-number></text:p>
      </style:footer>
    </style:master-page>
    <style:master-page style:name="_34_e_5f_Couverture" style:display-name="4e_Couverture" style:page-layout-name="Mpm4"/>
    <style:master-page style:name="Page_5f_Garde" style:display-name="Page_Garde" style:page-layout-name="Mpm1">
      <style:footer>
        <text:p text:style-name="MP1"><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13:46:33.781376707</meta:creation-date>
    <meta:editing-cycles>1</meta:editing-cycles>
    <meta:editing-duration>P0D</meta:editing-duration>
    <meta:generator>LibreOffice/4.2.8.2$Linux_X86_64 LibreOffice_project/420m0$Build-2</meta:generator>
    <meta:keyword>Université d'Angers</meta:keyword>
    <dc:title>Modèle Mémoire</dc:title>
    <meta:document-statistic meta:table-count="3" meta:image-count="6" meta:object-count="0" meta:page-count="20" meta:paragraph-count="149" meta:word-count="2219" meta:character-count="14206" meta:non-whitespace-character-count="12118"/>
  </office:meta>
</office:document-meta>
</file>